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2976b" officeooo:paragraph-rsid="0002976b" style:font-size-asian="10.5pt" style:font-size-complex="12pt"/>
    </style:style>
    <style:style style:name="P2" style:family="paragraph" style:parent-style-name="Standard">
      <style:text-properties fo:font-size="12pt" officeooo:rsid="0002976b" officeooo:paragraph-rsid="0002976b" style:font-size-asian="10.5pt" style:font-size-complex="12pt"/>
    </style:style>
    <style:style style:name="P3" style:family="paragraph" style:parent-style-name="Standard">
      <style:text-properties fo:font-size="12pt" officeooo:rsid="0003554c" officeooo:paragraph-rsid="0003554c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/24/15</text:p>
      <text:p text:style-name="P1"/>
      <text:p text:style-name="P1">Latest copy.</text:p>
      <text:p text:style-name="P1"/>
      <text:p text:style-name="P1">Need video from ray and his photo.</text:p>
      <text:p text:style-name="P1"/>
      <text:p text:style-name="P1">Need better pictures of advisors.</text:p>
      <text:p text:style-name="P1"/>
      <text:p text:style-name="P1">Incoporated Ray's suggestion</text:p>
      <text:p text:style-name="P1"/>
      <text:p text:style-name="P3">Open index.html with chr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4:31:27.476555471</meta:creation-date>
    <dc:date>2015-11-24T14:35:17.338978138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6" meta:word-count="22" meta:character-count="142" meta:non-whitespace-character-count="126"/>
  </office:meta>
</office:document-meta>
</file>